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position="0% 100%"/>
    </style:style>
    <style:style style:name="P3" style:family="paragraph" style:parent-style-name="Standard">
      <style:paragraph-properties fo:text-align="justify" style:justify-single-word="false"/>
      <style:text-properties style:text-position="0% 100%"/>
    </style:style>
    <style:style style:name="P4" style:family="paragraph" style:parent-style-name="Standard">
      <style:text-properties style:text-position="0% 100%" fo:font-weight="normal" style:font-weight-asian="normal" style:font-weight-complex="normal"/>
    </style:style>
    <style:style style:name="P5" style:family="paragraph" style:parent-style-name="Standard">
      <style:paragraph-properties fo:text-align="justify" style:justify-single-word="false"/>
      <style:text-properties style:text-position="0% 100%" fo:font-weight="normal" style:font-weight-asian="normal" style:font-weight-complex="normal"/>
    </style:style>
    <style:style style:name="P6" style:family="paragraph" style:parent-style-name="Standard">
      <style:text-properties style:text-position="0% 100%" style:font-name="Times" style:font-name-asian="Times1" style:font-name-complex="Times1"/>
    </style:style>
    <style:style style:name="P7" style:family="paragraph" style:parent-style-name="Standard">
      <style:text-properties style:text-position="0% 100%" fo:font-size="14pt" style:font-size-asian="14pt" style:font-size-complex="14pt"/>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paragraph-properties fo:text-align="justify" style:justify-single-word="false" fo:keep-with-next="always"/>
    </style:style>
    <style:style style:name="P14" style:family="paragraph" style:parent-style-name="Standard">
      <style:paragraph-properties fo:margin-left="0.5in" fo:margin-right="0in" fo:text-indent="0in" style:auto-text-indent="false"/>
      <style:text-properties style:text-position="0% 100%"/>
    </style:style>
    <style:style style:name="P15" style:family="paragraph" style:parent-style-name="Standard">
      <style:paragraph-properties fo:margin-left="0.5in" fo:margin-right="0in" fo:text-align="justify" style:justify-single-word="false" fo:text-indent="0in" style:auto-text-indent="false"/>
      <style:text-properties style:text-position="0% 100%"/>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8" style:family="paragraph" style:parent-style-name="Standard" style:master-page-name="Standard">
      <style:paragraph-properties fo:text-align="justify" style:justify-single-word="false" style:page-number="1"/>
    </style:style>
    <style:style style:name="P19" style:family="paragraph">
      <loext:graphic-properties draw:fill="none"/>
      <style:paragraph-properties fo:text-align="start"/>
      <style:text-properties fo:font-size="18pt"/>
    </style:style>
    <style:style style:name="T1" style:family="text">
      <style:text-properties style:text-position="-3% 100%" style:font-name="Questrial" fo:font-size="16pt" fo:font-weight="bold" style:font-name-asian="Questrial1" style:font-size-asian="16pt" style:font-weight-asian="bold" style:font-name-complex="Questrial1" style:font-size-complex="16pt" style:font-weight-complex="bold"/>
    </style:style>
    <style:style style:name="T2" style:family="text">
      <style:text-properties style:text-position="0% 100%"/>
    </style:style>
    <style:style style:name="T3" style:family="text">
      <style:text-properties style:text-position="0% 100%" style:font-name="Questrial" fo:font-size="16pt" fo:font-weight="normal" style:font-name-asian="Questrial1" style:font-size-asian="16pt" style:font-weight-asian="normal" style:font-name-complex="Questrial1" style:font-size-complex="16pt" style:font-weight-complex="normal"/>
    </style:style>
    <style:style style:name="T4" style:family="text">
      <style:text-properties style:text-position="0% 100%" fo:font-weight="bold" style:font-weight-asian="bold" style:font-weight-complex="bold"/>
    </style:style>
    <style:style style:name="T5" style:family="text">
      <style:text-properties style:text-position="0% 100%" fo:font-weight="normal" style:font-weight-asian="normal" style:font-weight-complex="normal"/>
    </style:style>
    <style:style style:name="T6" style:family="text">
      <style:text-properties style:text-position="0% 100%" style:font-name="Times" style:font-name-asian="Times1" style:font-name-complex="Times1"/>
    </style:style>
    <style:style style:name="T7" style:family="text">
      <style:text-properties style:text-position="0% 100%" fo:font-size="14pt" style:font-size-asian="14pt" style:font-size-complex="14pt"/>
    </style:style>
    <style:style style:name="T8" style:family="text">
      <style:text-properties fo:color="#ff0000" style:text-position="0% 100%"/>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1" style:family="graphic">
      <style:graphic-properties draw:stroke="solid" svg:stroke-width="0.0102in" svg:stroke-color="#000000" draw:stroke-linejoin="miter"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Equality and Diversity</text:span></text:p>
      <text:p text:style-name="P3"><draw:custom-shape text:anchor-type="paragraph" draw:z-index="0" draw:name="Image1" draw:style-name="gr1" draw:text-style-name="P19" svg:width="0.0012in" svg:height="0.0142in" svg:x="-0.0689in" svg:y="0.0945in"><text:p/><draw:enhanced-geometry draw:mirror-horizontal="false" draw:mirror-vertical="false" svg:viewBox="0 0 21600 21600" draw:type="mso-spt32" draw:enhanced-path="M 0 0 L 21600 21600 N"/></draw:custom-shape></text:p>
      <text:p text:style-name="P1"><text:span text:style-name="T4">Co-ordinators: Helen Bailey and Teresa Quinn</text:span></text:p>
      <text:p text:style-name="P5"/>
      <text:p text:style-name="P1"><text:span text:style-name="T2">Extra Time is committed to taking positive and proactive steps to ensure that we provide a safe and caring environment free from discrimination for everyone in our community. Our club actively promotes equality of opportunity, tolerance, fairness and anti-discriminatory practice towards all children, families, members of staff, students and volunteers. </text:span></text:p>
      <text:p text:style-name="P1"><text:span text:style-name="T2">We fully and wholeheartedly adhere to both the spirit and detail of the Equality Act 2010, the Race Relations Act 1976 and the Race Relations (Amendment) Act 2000, which outlaw discrimination against anyone on grounds of race, colour, nationality or ethnicity. </text:span></text:p>
      <text:p text:style-name="P3"/>
      <text:p text:style-name="P1"><text:span text:style-name="T2">The club accepts its duty to try to eliminate discrimination and to promote equality of opportunity and good race relations. All staff and children at the club are entitled to an environment free from harassment and discrimination, as outlined in the Equality and Diversity policy.</text:span></text:p>
      <text:p text:style-name="P3"/>
      <text:p text:style-name="Standard"><text:span text:style-name="T2">The club is open to children of all cultures, religions, linguistic backgrounds and abilities. All children are treated as individuals with equal concern, in order that they should feel equally valued regardless of their sex, disability, religion, nationality, ethnic or national origins. <text:s/>Any publicity will state our commitment to Equal Opportunities and promote positive images of those groups in the community who suffer discrimination. <text:s/>All staff work to encourage each child’s self-esteem and respect for others by promoting the positive values of diverse cultural identities through anti-racist activities and resources. </text:span></text:p>
      <text:p text:style-name="P3"/>
      <text:p text:style-name="Standard"><text:span text:style-name="T2">Our club is aware that some children have disabilities/additional needs and ensure that appropriate action can be taken when such a child is identified or admitted to the provision. We are committed to taking appropriate action to make sure that all children are able to access our services, made to feel welcome, and that our activities promote their welfare and development in partnership with parents/carers and other relevant parties.</text:span></text:p>
      <text:p text:style-name="P2"/>
      <text:p text:style-name="P1"><text:span text:style-name="T2">The club also believes that children with disabilities/additional needs have a right to play, learn and be able to develop to their full potential alongside other children. </text:span></text:p>
      <text:p text:style-name="P1"><text:span text:style-name="T2">The club will do all it can to ensure children with disabilities/additional needs have access to the same facilities, activities and play opportunities as their peers. Everybody stands to gain if all children are allowed to share the same opportunities and are helped to overcome any disadvantages that they may face.</text:span></text:p>
      <text:p text:style-name="P3"/>
      <text:p text:style-name="P1"><text:span text:style-name="T2">The club’s equal opportunities procedures aim to help everyone involved in the club to counteract and eliminate both direct and indirect discrimination in decision making, employment practices and service provision and to ensure that our services strive to achieve equality of opportunity for all.</text:span></text:p>
      <text:p text:style-name="P3"/>
      <text:p text:style-name="P1"><text:span text:style-name="T2">The club will endeavour to challenge any offensive behaviour, language or attitudes with regards to race, ethnicity, nationality, class, religion, culture, gender, language, sexual orientation and disability towards staff, parents/carers, children and visitors.</text:span></text:p>
      <text:p text:style-name="P3"/>
      <text:p text:style-name="P3"><text:soft-page-break/></text:p>
      <text:p text:style-name="P3"/>
      <text:p text:style-name="P3"/>
      <text:p text:style-name="Standard"><text:span text:style-name="T2">We recognise that the active involvement of parents/carers in the development and monitoring of our Equality &amp; Diversity policy is vital to its success as set out in the Partnership with Parents/Carers policy. As such, the club will both welcome and encourage parents and carers to get involved in the running and management of the club, and to comment on the effectiveness of its policies and procedures. </text:span></text:p>
      <text:p text:style-name="P3"/>
      <text:p text:style-name="P1"><text:span text:style-name="T2">The club will facilitate regular opportunities for consultation with parents/carers about the service that the club provides, as a means of monitoring the effectiveness of the Equality and Diversity policy. </text:span></text:p>
      <text:p text:style-name="P4"/>
      <text:p text:style-name="Standard"><text:span text:style-name="T4">Policy Objectives</text:span><text:span text:style-name="T2">:</text:span></text:p>
      <text:p text:style-name="P2"/>
      <text:list xml:id="list679092220" text:style-name="WWNum4">
        <text:list-item>
          <text:p text:style-name="P8"><text:span text:style-name="T2">To ensure that all children attending the setting have equal access to activities that will support and extend their knowledge and experiences in all areas of learning and development</text:span></text:p>
        </text:list-item>
        <text:list-item>
          <text:p text:style-name="P8"><text:span text:style-name="T2">To identify children with disabilities/additional needs as early as possible through continuous observation and assessment.</text:span></text:p>
        </text:list-item>
        <text:list-item>
          <text:p text:style-name="P8"><text:span text:style-name="T2">To ensure that any child with a disability/additional need has access to all areas of the Early Years Foundation Stage </text:span></text:p>
        </text:list-item>
        <text:list-item>
          <text:p text:style-name="P8"><text:span text:style-name="T2">To keep parents/carers informed and encourage them to work in partnership with the club, to make sure they know how we are supporting their child whilst in our care. </text:span></text:p>
        </text:list-item>
      </text:list>
      <text:p text:style-name="P3"/>
      <text:p text:style-name="P13"><text:span text:style-name="T4">Equal Opportunities Procedures</text:span></text:p>
      <text:p text:style-name="P6"/>
      <text:p text:style-name="P1"><text:span text:style-name="T2">To realise the club’s objective of creating an environment free from discrimination and welcoming to all, the club will:</text:span></text:p>
      <text:p text:style-name="P3"/>
      <text:list xml:id="list816388794" text:style-name="WWNum1">
        <text:list-item>
          <text:p text:style-name="P9"><text:span text:style-name="T2">Ensure that all children, staff, volunteers and parents, including those with learning difficulties and disabilities, will be included and supported – with reasonable adjustments made for them.</text:span></text:p>
        </text:list-item>
      </text:list>
      <text:p text:style-name="P3"/>
      <text:list xml:id="list130856432001203" text:continue-numbering="true" text:style-name="WWNum1">
        <text:list-item>
          <text:p text:style-name="P12"><text:span text:style-name="T2">Ensure each child, parent and staff member knows that they are valued, and that their background (culture and religion) is understood, respected and reflected and how we support children in our care. </text:span></text:p>
        </text:list-item>
      </text:list>
      <text:p text:style-name="P15"><text:soft-page-break/></text:p>
      <text:list xml:id="list130856994104032" text:continue-numbering="true" text:style-name="WWNum1">
        <text:list-item>
          <text:p text:style-name="P9"><text:span text:style-name="T2">Ensure that its services are open and available to all parents/carers and children in the local community.</text:span></text:p>
        </text:list-item>
      </text:list>
      <text:p text:style-name="P3"/>
      <text:list xml:id="list130855548176009" text:continue-numbering="true" text:style-name="WWNum1">
        <text:list-item>
          <text:p text:style-name="P9"><text:span text:style-name="T2">Ensure that issues of race, ethnicity, nationality, class, religion, culture, gender, language, sexual orientation and disability do not inhibit a child from accessing the club’s services.</text:span></text:p>
        </text:list-item>
      </text:list>
      <text:p text:style-name="P3"/>
      <text:list xml:id="list130856464214098" text:continue-numbering="true" text:style-name="WWNum1">
        <text:list-item>
          <text:p text:style-name="P9"><text:span text:style-name="T2">Treat all children and their parents/carers with equal concern and value.</text:span></text:p>
        </text:list-item>
      </text:list>
      <text:p text:style-name="P3"/>
      <text:list xml:id="list130855728967701" text:continue-numbering="true" text:style-name="WWNum1">
        <text:list-item>
          <text:p text:style-name="P9"><text:span text:style-name="T2">Have regard for promoting understanding, respect and awareness of diversity and equal opportunities issues in planning and implementing the club’s programme of activities. </text:span></text:p>
        </text:list-item>
      </text:list>
      <text:p text:style-name="P14"/>
      <text:list xml:id="list130856036313381" text:continue-numbering="true" text:style-name="WWNum1">
        <text:list-item>
          <text:p text:style-name="P12"><text:span text:style-name="T2">Promote the positive values of diverse cultural identities through anti-racist activities and resources. </text:span></text:p>
        </text:list-item>
      </text:list>
      <text:p text:style-name="P15"/>
      <text:list xml:id="list130855768810860" text:continue-numbering="true" text:style-name="WWNum1">
        <text:list-item>
          <text:p text:style-name="P9"><text:span text:style-name="T2">Help all children to celebrate and express their cultural and religious identity by providing a wide range of appropriate resources and activities. </text:span></text:p>
        </text:list-item>
      </text:list>
      <text:p text:style-name="P14"/>
      <text:list xml:id="list130857452311803" text:continue-numbering="true" text:style-name="WWNum1">
        <text:list-item>
          <text:p text:style-name="P12"><text:span text:style-name="T2">Encourage positive role models displayed through toys, imaginative play, resources and materials that promote non stereotyped images. Books will also be selected that promote and encourage such images</text:span></text:p>
        </text:list-item>
      </text:list>
      <text:p text:style-name="P2"/>
      <text:list xml:id="list130856344715341" text:continue-numbering="true" text:style-name="WWNum1">
        <text:list-item>
          <text:p text:style-name="P12"><text:span text:style-name="T2">Encourage all children to access all areas of learning and participate in all activities; activities are planned to reflect the interests of the range of children </text:span></text:p>
        </text:list-item>
      </text:list>
      <text:p text:style-name="P2"/>
      <text:list xml:id="list130855660609885" text:continue-numbering="true" text:style-name="WWNum1">
        <text:list-item>
          <text:p text:style-name="P9"><text:span text:style-name="T2">Ensure that the club’s recruitment policies and procedures are open, fair and non-discriminatory.</text:span></text:p>
        </text:list-item>
      </text:list>
      <text:p text:style-name="P3"/>
      <text:list xml:id="list130856439290716" text:continue-numbering="true" text:style-name="WWNum1">
        <text:list-item>
          <text:p text:style-name="P9"><text:span text:style-name="T2">Endeavour to recruit a staff team that reflects the make-up of the club’s local community.</text:span></text:p>
        </text:list-item>
      </text:list>
      <text:p text:style-name="P3"/>
      <text:list xml:id="list130856095561860" text:continue-numbering="true" text:style-name="WWNum1">
        <text:list-item>
          <text:p text:style-name="P9"><text:soft-page-break/><text:span text:style-name="T2">Ensure that all members of staff, children and their parents/carers are aware of, and understand, the policies and ethos Equality and Diversity policy as it relates to all aspects of its work.</text:span></text:p>
        </text:list-item>
      </text:list>
      <text:p text:style-name="P3"/>
      <text:list xml:id="list130856129345376" text:continue-numbering="true" text:style-name="WWNum1">
        <text:list-item>
          <text:p text:style-name="P9"><text:span text:style-name="T2">Encourage and support staff to act as positive role models to children by displaying and promoting tolerant and respectful behaviour, language and attitudes and challenging any discriminatory incident, according to the provisions set out in the Staff Disciplinary &amp; Grievance Procedures and the Behaviour Management.</text:span></text:p>
        </text:list-item>
      </text:list>
      <text:p text:style-name="P14"/>
      <text:list xml:id="list130857613472999" text:continue-numbering="true" text:style-name="WWNum1">
        <text:list-item>
          <text:p text:style-name="P9"><text:span text:style-name="T2">Treat seriously any member of staff found to be acting, or have been acting, in a discriminatory way, according to the provisions of the Staff Disciplinary &amp; Grievance Procedures policy.</text:span></text:p>
        </text:list-item>
      </text:list>
      <text:p text:style-name="P3"/>
      <text:list xml:id="list130856519735433" text:continue-numbering="true" text:style-name="WWNum1">
        <text:list-item>
          <text:p text:style-name="P9"><text:span text:style-name="T2">Work to fulfil all the legal requirements of the Sex Discrimination Act 1975, the Disability Discrimination Act 1995, the Human Rights Act 1998 and the Race Relations (Amendment) Act 2000. </text:span></text:p>
        </text:list-item>
      </text:list>
      <text:p text:style-name="P14"/>
      <text:list xml:id="list130855952301663" text:continue-numbering="true" text:style-name="WWNum1">
        <text:list-item>
          <text:p text:style-name="P12"><text:span text:style-name="T2">We will ensure that our childcare practice is regularly reviewed in order to remove those practices which discriminate unfairly on the grounds of gender, culture, religion or sexuality.</text:span></text:p>
        </text:list-item>
      </text:list>
      <text:p text:style-name="P14"/>
      <text:list xml:id="list130857208537692" text:continue-numbering="true" text:style-name="WWNum1">
        <text:list-item>
          <text:p text:style-name="P12"><text:span text:style-name="T2">Ensure that policies and procedures for consultation and participation are in place and understood</text:span></text:p>
        </text:list-item>
      </text:list>
      <text:p text:style-name="P14"/>
      <text:list xml:id="list130856290032179" text:continue-numbering="true" text:style-name="WWNum1">
        <text:list-item>
          <text:p text:style-name="P12"><text:span text:style-name="T2">Ensure the services offered will support opportunities for staff to recognise discrimination, seek to address areas of inequality, promote understanding and awareness</text:span></text:p>
        </text:list-item>
      </text:list>
      <text:p text:style-name="P3"/>
      <text:p text:style-name="P3"/>
      <text:p text:style-name="P3"/>
      <text:p text:style-name="P3"/>
      <text:p text:style-name="P1"><text:span text:style-name="T2">The setting has a Special Educational Needs Co-ordinator </text:span><text:span text:style-name="T8">Mandy Grosse</text:span><text:span text:style-name="T2"> and an Equality Named Co-ordinator (ENCO) </text:span><text:span text:style-name="T8">Helen Bailey</text:span><text:span text:style-name="T2"> who will help to promote, co-ordinate and monitor equality of opportunity for children and families accessing the setting. </text:span></text:p>
      <text:p text:style-name="P3"/>
      <text:p text:style-name="P1"><text:span text:style-name="T2">The owner will be responsible for ensuring that the Equality and Diversity policy is implemented and that its effectiveness is regularly monitored. They will be responsible for ensuring that:</text:span></text:p>
      <text:p text:style-name="P3"/>
      <text:list xml:id="list433304937" text:style-name="WWNum2">
        <text:list-item>
          <text:p text:style-name="P10"><text:soft-page-break/><text:span text:style-name="T2">Staff receives appropriate training.</text:span></text:p>
        </text:list-item>
      </text:list>
      <text:p text:style-name="P3"/>
      <text:list xml:id="list130855938552510" text:continue-numbering="true" text:style-name="WWNum2">
        <text:list-item>
          <text:p text:style-name="P10"><text:span text:style-name="T2">The Equality and Diversity policy is consistent with current legislation and guidance.</text:span></text:p>
        </text:list-item>
      </text:list>
      <text:p text:style-name="P3"/>
      <text:p text:style-name="P1"><text:span text:style-name="T2">All the club’s policies and procedures will be kept under review to ensure they do not operate in a discriminatory manner or in any way against its commitment to equal opportunities.</text:span></text:p>
      <text:p text:style-name="P3"/>
      <text:p text:style-name="P3"/>
      <text:p text:style-name="P13"><text:span text:style-name="T4">The club as an Employer</text:span></text:p>
      <text:p text:style-name="P6"/>
      <text:p text:style-name="P1"><text:span text:style-name="T2">As an employer, Mandy Grosse is committed to ensuring that the workforce reflects the multicultural community that it serves. To this end, the club will:</text:span></text:p>
      <text:p text:style-name="P3"/>
      <text:list xml:id="list2780455881" text:style-name="WWNum3">
        <text:list-item>
          <text:p text:style-name="P11"><text:span text:style-name="T2">Advertise job vacancies in a variety of media sources and outlets and in a variety of places. </text:span></text:p>
        </text:list-item>
      </text:list>
      <text:p text:style-name="P3"/>
      <text:list xml:id="list130857258602010" text:continue-numbering="true" text:style-name="WWNum3">
        <text:list-item>
          <text:p text:style-name="P11"><text:span text:style-name="T2">Ensure that the club’s human resource procedures prohibit racial discrimination and harassment, and investigate any concerns when this is suspected of failing.</text:span></text:p>
        </text:list-item>
      </text:list>
      <text:p text:style-name="P3"/>
      <text:list xml:id="list130857039112472" text:continue-numbering="true" text:style-name="WWNum3">
        <text:list-item>
          <text:p text:style-name="P11"><text:span text:style-name="T2">Investigate any allegation of racial discrimination or harassment according to the provisions of the Staff Disciplinary Procedures, Equality and Diversity and Behaviour Management policies.</text:span></text:p>
        </text:list-item>
      </text:list>
      <text:p text:style-name="P3"/>
      <text:list xml:id="list130855872916675" text:continue-numbering="true" text:style-name="WWNum3">
        <text:list-item>
          <text:p text:style-name="P11"><text:span text:style-name="T2">Collect and monitor information about the ethnic background of the staff team and children. </text:span></text:p>
        </text:list-item>
      </text:list>
      <text:p text:style-name="P3"/>
      <text:p text:style-name="P13"><text:span text:style-name="T4">Addressing Racial Harassment and Discrimination</text:span></text:p>
      <text:p text:style-name="P6"/>
      <text:p text:style-name="P1"><text:soft-page-break/><text:span text:style-name="T2">If a member of staff or a child becomes aware of an incident of racial harassment or discrimination occurring at the club, they will be encouraged to report the incident to the Owner or other senior member of staff. </text:span></text:p>
      <text:p text:style-name="P3"/>
      <text:p text:style-name="P1"><text:span text:style-name="T2">Any allegation made against a member of staff or a child will be investigated thoroughly. The individual concerned will be told that such behaviour will not be tolerated at the club, and that steps will be taken to ensure that it does not happen again. </text:span></text:p>
      <text:p text:style-name="P3"/>
      <text:p text:style-name="P1"><text:span text:style-name="T2">Each incident will be fully investigated and details will be recorded in a separate section of the Incident Record Book.</text:span></text:p>
      <text:p text:style-name="P3"/>
      <text:p text:style-name="P1"><text:span text:style-name="T2">In the case of </text:span><text:span text:style-name="T4">children</text:span><text:span text:style-name="T2">, incidents will be reported to their parent/carer and a course of action agreed upon to resolve the situation, in accordance with the provisions of the Behaviour Management policy; however, if a solution cannot be found, then the club may have to inform the child – and their parent/carer – that they are no longer able to attend sessions at the club.. </text:span></text:p>
      <text:p text:style-name="P3"/>
      <text:p text:style-name="P1"><text:span text:style-name="T2">In the case of </text:span><text:span text:style-name="T4">staff</text:span><text:span text:style-name="T2">, provisions within the Staff Disciplinary &amp; Grievance Procedures policy will be activated and a record of the incident will be kept and made available to statutory authorities if appropriate.</text:span></text:p>
      <text:p text:style-name="P3"/>
      <text:p text:style-name="P1"><text:span text:style-name="T2">The Owner is responsible for ensuring that all incidents are handled both professionally and sensitively. All incidents will be kept confidential, with initials being used in the place of names in the Incident Record sheet. In cases where the manager is involved in an allegation, the Owner will handle the incident, or nominate a senior member of staff in their place. </text:span></text:p>
      <text:p text:style-name="P3"/>
      <text:p text:style-name="P1"><text:span text:style-name="T2">In all cases, continued racial harassment or discrimination from any individual, whether staff, child or visiting adults, <text:s/>will result in exclusion from the club, where all other efforts have failed to provide a satisfactorily resolution.</text:span></text:p>
      <text:p text:style-name="P3"/>
      <text:p text:style-name="P1"><text:span text:style-name="T4">Legislation / guidance that informs this policy</text:span></text:p>
      <text:p text:style-name="P1"><text:span text:style-name="T2">Equality Act 2010</text:span></text:p>
      <text:p text:style-name="P1"><text:span text:style-name="T2">Single Public Sector Equality Duty</text:span></text:p>
      <text:p text:style-name="P1"><text:span text:style-name="T2">The Equality Act 2010 harmonised nine major pieces of equality legislation and around 100 statutory instruments that have been introduced over the past 40 years including:</text:span></text:p>
      <text:p text:style-name="P1"><text:span text:style-name="T2">The Sex Discrimination Act 1976</text:span></text:p>
      <text:p text:style-name="P1"><text:span text:style-name="T2">The Race Relations Act 1968</text:span></text:p>
      <text:p text:style-name="P1"><text:span text:style-name="T2">The Children’s Act 1989, 2004</text:span></text:p>
      <text:p text:style-name="P1"><text:soft-page-break/><text:span text:style-name="T2">The Disability Discrimination Act 1995, 2005</text:span></text:p>
      <text:p text:style-name="P1"><text:span text:style-name="T2">UN Convention on the Rights of the Child 1998</text:span></text:p>
      <text:p text:style-name="P1"><text:span text:style-name="T2">Race Relations Amendment Act 2000</text:span></text:p>
      <text:p text:style-name="P1"><text:span text:style-name="T2">The Special Educational Needs and Disability Discrimination Act 2001</text:span></text:p>
      <text:p text:style-name="P1"><text:span text:style-name="T2">The Childcare Act 2006</text:span></text:p>
      <text:p text:style-name="P2"/>
      <text:p text:style-name="Standard"><text:span text:style-name="T2">Signed:<text:tab/><text:tab/><text:tab/><text:tab/>Position in club: owner </text:span></text:p>
      <text:p text:style-name="P2"/>
      <text:p text:style-name="Standard"><text:span text:style-name="T2">Date: <text:tab/>September 2025 <text:s text:c="20"/>To review again: <text:s text:c="2"/>September 2026</text:span></text:p>
      <text:p text:style-name="P2"/>
      <text:p text:style-name="Standard"><text:span text:style-name="T7">I the undersigned, am signing to say that I have reviewed this policy with the team, and will adhere to the policy at all times. </text:span></text:p>
      <text:p text:style-name="P7"/>
      <text:p text:style-name="Standard"><text:span text:style-name="T7">A.Grosse:<text:tab/> <text:s text:c="46"/>Date:</text:span></text:p>
      <text:p text:style-name="P7"/>
      <text:p text:style-name="Standard"><text:span text:style-name="T7">N.Walton: <text:tab/><text:tab/><text:tab/><text:tab/><text:tab/><text:tab/>Date:</text:span></text:p>
      <text:p text:style-name="P7"/>
      <text:p text:style-name="Standard"><text:span text:style-name="T7">H.Bailey:<text:tab/><text:tab/><text:tab/><text:tab/><text:tab/><text:tab/>Date:</text:span></text:p>
      <text:p text:style-name="P7"/>
      <text:p text:style-name="Standard"><text:span text:style-name="T7">T.Quinn:<text:tab/> <text:s text:c="46"/>Date:</text:span></text:p>
      <text:p text:style-name="P7"/>
      <text:p text:style-name="Standard"><text:span text:style-name="T7">M.Wright:<text:tab/><text:tab/><text:tab/><text:tab/><text:tab/><text:tab/>Date:</text:span></text:p>
      <text:p text:style-name="P7"><text:soft-page-break/></text:p>
      <text:p text:style-name="Standard"><text:span text:style-name="T7">K.McGinty:<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hyphenation-ladder-count="no-limit" style:vertical-align="top"/>
      <style:text-properties style:text-position="0% 100%" style:font-name="Comic Sans MS" fo:font-family="'Comic Sans MS'" style:font-family-generic="roman" style:font-pitch="variable" fo:font-size="14pt" fo:language="en" fo:country="GB" style:text-blinking="false" style:font-size-asian="14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keep-with-next="always"/>
      <style:text-properties style:text-position="0% 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Comic Sans MS" fo:font-family="'Comic Sans MS'" style:font-family-generic="roman" style:font-pitch="variable" fo:font-size="12pt" fo:language="en" fo:country="GB" style:text-blinking="false" style:font-name-asian="Calibri" style:font-family-asian="Calibri" style:font-family-generic-asian="system" style:font-pitch-asian="variable" style:font-size-asian="12pt" style:language-asian="en" style:country-asian="US" style:font-name-complex="Comic Sans MS1" style:font-family-complex="'Comic Sans MS'"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page-layout style:name="Mpm1">
      <style:page-layout-properties fo:page-width="8.2681in" fo:page-height="11.6929in" style:num-format="1" style:print-orientation="portrait" fo:margin-top="0.4925in" fo:margin-bottom="0.7874in" fo:margin-left="0.8661in" fo:margin-right="0.8661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office:automatic-styles>
  <office:master-styles>
    <style:master-page style:name="Standard" style:page-layout-name="Mpm1">
      <style:header>
        <text:p text:style-name="MP1"><text:span text:style-name="MT1">Policies and procedures for extra time out of school club <text:s text:c="3"/>reviewed September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25T12:21:00</meta:creation-date>
    <meta:initial-creator>Longcar Professional</meta:initial-creator>
    <meta:document-statistic meta:table-count="0" meta:image-count="0" meta:object-count="0" meta:page-count="8" meta:paragraph-count="80" meta:word-count="1829" meta:character-count="11927" meta:non-whitespace-character-count="10034"/>
    <meta:generator>LibreOfficeDev/6.0.5.2$Linux_X86_64 LibreOffice_project/</meta:generator>
  </office:meta>
</office:document-meta>
</file>